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language="en" fo:country="GB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0pt" fo:language="en" fo:country="GB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en" fo:country="GB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name-complex="Arial"/>
    </style:style>
    <style:style style:name="T4" style:family="text">
      <style:text-properties fo:language="en" fo:country="GB" style:font-name-complex="Arial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style:font-name-complex="Arial"/>
    </style:style>
    <style:style style:name="T7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9"/>
      <text:p text:style-name="P2">Our ref <text:s/><text:span text:style-name="T2"><text:placeholder text:placeholder-type="text">&lt;data['form']['file_refrence_no']&gt;</text:placeholder></text:span><text:span text:style-name="T2"><text:tab/><text:tab/><text:tab/><text:tab/></text:span></text:p>
      <text:p text:style-name="P4"><text:placeholder text:placeholder-type="text">&lt;time&gt;</text:placeholder></text:p>
      <text:p text:style-name="P3"><text:span text:style-name="T4"><text:placeholder text:placeholder-type="text">&lt;data['form']['title']&gt;</text:placeholder></text:span><text:span text:style-name="T4"> </text:span><text:span text:style-name="T4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2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P3"/>
      <text:p text:style-name="P5"><text:placeholder text:placeholder-type="text">&lt;data['form']['title_last_name']&gt;</text:placeholder></text:p>
      <text:p text:style-name="P1"/>
      <text:p text:style-name="P1">Motability have referred you to us on their Managed Adaptations Programme, for a Driving Assessment and this is to confirm that your appointment has been made for:</text:p>
      <text:p text:style-name="P1"/>
      <text:p text:style-name="P10"><text:span text:style-name="T3"><text:placeholder text:placeholder-type="text">&lt;data['form']['apmt_start_date']&gt;</text:placeholder></text:span><text:span text:style-name="T5"> at </text:span><text:span text:style-name="T3"><text:placeholder text:placeholder-type="text">&lt;data['form']['apmt_start_time']&gt;</text:placeholder></text:span><text:span text:style-name="T5"> hrs </text:span><text:span text:style-name="T5"><text:s/></text:span></text:p>
      <text:p text:style-name="P1"/>
      <text:p text:style-name="P1">and will take place at our satellite Centre at :</text:p>
      <text:p text:style-name="P6"/>
      <text:p text:style-name="P11">11 Acer Road, Saddlebow Industrial Estate, Kings Lynn PE34 3HN</text:p>
      <text:p text:style-name="P1"/>
      <text:p text:style-name="P1">It is anticipated that you will need to allow approximately 2½ hours for the assessment and there is a waiting/ refreshment area available for you and the person(s) accompanying you. <text:s/></text:p>
      <text:p text:style-name="P1"/>
      <text:p text:style-name="P3"><text:span text:style-name="T6">I should be grateful if you would complete the enclosed questionnaire and return it to us at the Thetford address (as at the top of this letter, </text:span><text:span text:style-name="T5">NOT TO KINGS LYNN</text:span><text:span text:style-name="T6"> ) as soon as possible to confirm your acceptance of the appointment. Motability will be paying your fee however, if cancellation is subsequently necessary, please note that you may be charged a fee by Motability unless 5 working days notice is given, or medical evidence of your inability to attend is provided.</text:span></text:p>
      <text:p text:style-name="P1"/>
      <text:p text:style-name="P1">When you attend:</text:p>
      <text:p text:style-name="P1"/>
      <text:p text:style-name="P8">1 <text:s text:c="2"/>Please ensure you bring your Driving Licence with you. If you do not have a valid licence in your possession please advise us as soon as possible.</text:p>
      <text:p text:style-name="P6"/>
      <text:p text:style-name="P8">2 <text:s text:c="2"/>Please ensure that your eyesight meets the legal minimum requirement, ie. you are able to clearly read a standard number plate at a distance of 20.5 metres. If you wear them, please also remember to bring driving and reading glasses with you to the assessment.</text:p>
      <text:p text:style-name="P8"/>
      <text:p text:style-name="P7">3 <text:s text:c="2"/><text:span text:style-name="T7">If the gates are closed when you arrive please call 0792 2653 325</text:span></text:p>
      <text:p text:style-name="P8"/>
      <text:p text:style-name="P1">We look forward to seeing you and hope that we are able to help you overcome your mobility problems. <text:s/>If you have any queries about any aspect of the assessment, please do not hesitate to contact me.</text:p>
      <text:p text:style-name="P1"/>
      <text:p text:style-name="P1">Yours sincerely,</text:p>
      <text:p text:style-name="P1"/>
      <text:p text:style-name="P1"/>
      <text:p text:style-name="P1"/>
      <text:p text:style-name="P1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8736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2:00</meta:creation-date>
    <dc:date>2015-02-05T21:07:35.41</dc:date>
    <meta:editing-cycles>11</meta:editing-cycles>
    <meta:editing-duration>PT00H29M36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20" meta:word-count="312" meta:character-count="1964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